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a7149e" officeooo:paragraph-rsid="00a7149e"/>
    </style:style>
    <style:style style:name="P2" style:family="paragraph" style:parent-style-name="Standard">
      <style:text-properties officeooo:rsid="00a8c98f" officeooo:paragraph-rsid="00a8c98f" fo:background-color="transparent"/>
    </style:style>
    <style:style style:name="P3" style:family="paragraph" style:parent-style-name="Standard" style:list-style-name="L1">
      <style:text-properties officeooo:rsid="008cfead" officeooo:paragraph-rsid="00e7da58"/>
    </style:style>
    <style:style style:name="P4" style:family="paragraph" style:parent-style-name="Standard" style:list-style-name="L1">
      <style:text-properties officeooo:rsid="008d1913" officeooo:paragraph-rsid="00e7da58"/>
    </style:style>
    <style:style style:name="P5" style:family="paragraph" style:parent-style-name="Standard">
      <style:text-properties officeooo:rsid="008d1913" officeooo:paragraph-rsid="00e7da58"/>
    </style:style>
    <style:style style:name="P6" style:family="paragraph" style:parent-style-name="Standard" style:list-style-name="L3">
      <style:text-properties officeooo:rsid="0090e82b" officeooo:paragraph-rsid="00e7da58"/>
    </style:style>
    <style:style style:name="P7" style:family="paragraph" style:parent-style-name="Standard" style:list-style-name="L3">
      <style:text-properties officeooo:rsid="00989e85" officeooo:paragraph-rsid="00e7da58"/>
    </style:style>
    <style:style style:name="P8" style:family="paragraph" style:parent-style-name="Standard" style:list-style-name="L3">
      <style:text-properties officeooo:rsid="0099115a" officeooo:paragraph-rsid="00e7da58"/>
    </style:style>
    <style:style style:name="P9" style:family="paragraph" style:parent-style-name="Standard">
      <style:text-properties officeooo:rsid="0099115a" officeooo:paragraph-rsid="00e7da58"/>
    </style:style>
    <style:style style:name="P10" style:family="paragraph" style:parent-style-name="Standard">
      <style:text-properties officeooo:rsid="000ef7b5" officeooo:paragraph-rsid="00d697e4"/>
    </style:style>
    <style:style style:name="P11" style:family="paragraph" style:parent-style-name="Standard">
      <style:text-properties officeooo:rsid="000ef7b5" officeooo:paragraph-rsid="00d9525c"/>
    </style:style>
    <style:style style:name="P12" style:family="paragraph" style:parent-style-name="Standard">
      <style:text-properties officeooo:rsid="00c3bbe1" officeooo:paragraph-rsid="00dc52d9"/>
    </style:style>
    <style:style style:name="P13" style:family="paragraph" style:parent-style-name="Standard">
      <style:text-properties officeooo:rsid="00c637f2" officeooo:paragraph-rsid="00dd65ff"/>
    </style:style>
    <style:style style:name="P14" style:family="paragraph" style:parent-style-name="Standard">
      <style:text-properties officeooo:rsid="00c7a527" officeooo:paragraph-rsid="00dd65ff"/>
    </style:style>
    <style:style style:name="P15" style:family="paragraph" style:parent-style-name="Standard">
      <style:text-properties style:use-window-font-color="true" fo:font-size="12pt" fo:font-weight="normal" officeooo:rsid="005d2709" officeooo:paragraph-rsid="00cfc35b" fo:background-color="transparent" style:font-size-asian="12pt" style:font-weight-asian="normal" style:font-size-complex="12pt" style:font-weight-complex="normal"/>
    </style:style>
    <style:style style:name="P16" style:family="paragraph" style:parent-style-name="Standard">
      <style:text-properties style:use-window-font-color="true" fo:font-size="12pt" fo:font-weight="normal" officeooo:rsid="00cb3ea7" officeooo:paragraph-rsid="00cfc35b" fo:background-color="transparent" style:font-size-asian="12pt" style:font-weight-asian="normal" style:font-size-complex="12pt" style:font-weight-complex="normal"/>
    </style:style>
    <style:style style:name="P17" style:family="paragraph" style:parent-style-name="Standard">
      <style:text-properties officeooo:rsid="000d9ee2" officeooo:paragraph-rsid="000d9ee2"/>
    </style:style>
    <style:style style:name="P18" style:family="paragraph" style:parent-style-name="Standard">
      <style:text-properties officeooo:rsid="000d9ee2" officeooo:paragraph-rsid="00e58c3d"/>
    </style:style>
    <style:style style:name="P19" style:family="paragraph" style:parent-style-name="Standard">
      <style:text-properties officeooo:rsid="000d9ee2" officeooo:paragraph-rsid="00e93373"/>
    </style:style>
    <style:style style:name="P20" style:family="paragraph" style:parent-style-name="Standard">
      <style:text-properties officeooo:rsid="00cfc35b" officeooo:paragraph-rsid="00cfc35b"/>
    </style:style>
    <style:style style:name="P21" style:family="paragraph" style:parent-style-name="Standard">
      <style:text-properties fo:font-weight="normal" officeooo:rsid="004c082f" officeooo:paragraph-rsid="00f29753" fo:background-color="transparent" style:font-weight-asian="normal" style:font-weight-complex="normal"/>
    </style:style>
    <style:style style:name="P22" style:family="paragraph" style:parent-style-name="Standard">
      <style:text-properties officeooo:rsid="00a8c98f" officeooo:paragraph-rsid="00a8c98f" fo:background-color="transparent"/>
    </style:style>
    <style:style style:name="P23" style:family="paragraph" style:parent-style-name="Standard">
      <style:text-properties officeooo:rsid="009e8081" officeooo:paragraph-rsid="00eaa8cf" fo:background-color="transparent"/>
    </style:style>
    <style:style style:name="P24" style:family="paragraph" style:parent-style-name="Standard">
      <style:text-properties officeooo:rsid="0016471d" officeooo:paragraph-rsid="00eaec5b" fo:background-color="transparent"/>
    </style:style>
    <style:style style:name="P25" style:family="paragraph" style:parent-style-name="Standard">
      <style:text-properties officeooo:rsid="001f62c5" officeooo:paragraph-rsid="00ebd793" fo:background-color="transparent"/>
    </style:style>
    <style:style style:name="P26" style:family="paragraph" style:parent-style-name="Standard">
      <style:text-properties officeooo:rsid="00b59ebb" officeooo:paragraph-rsid="00f472bb" fo:background-color="transparent"/>
    </style:style>
    <style:style style:name="P27" style:family="paragraph" style:parent-style-name="Standard">
      <style:text-properties officeooo:rsid="00c9f27f" officeooo:paragraph-rsid="00cfc35b"/>
    </style:style>
    <style:style style:name="P28" style:family="paragraph" style:parent-style-name="Standard">
      <style:text-properties fo:font-weight="bold" officeooo:rsid="00cfc35b" officeooo:paragraph-rsid="00cfc35b" fo:background-color="#ffcc00" style:font-weight-asian="bold" style:font-weight-complex="bold"/>
    </style:style>
    <style:style style:name="P29" style:family="paragraph" style:parent-style-name="Standard">
      <style:text-properties fo:font-weight="bold" officeooo:rsid="00d0a07e" officeooo:paragraph-rsid="00d0a07e" fo:background-color="#ffcc00" style:font-weight-asian="bold" style:font-weight-complex="bold"/>
    </style:style>
    <style:style style:name="P30" style:family="paragraph" style:parent-style-name="Standard">
      <style:text-properties fo:font-weight="bold" officeooo:rsid="00d0b1bc" officeooo:paragraph-rsid="00d0b1bc" fo:background-color="#ffcc00" style:font-weight-asian="bold" style:font-weight-complex="bold"/>
    </style:style>
    <style:style style:name="P31" style:family="paragraph" style:parent-style-name="Standard">
      <style:text-properties fo:font-weight="bold" officeooo:rsid="00d58933" officeooo:paragraph-rsid="00d58933" fo:background-color="#ffcc00" style:font-weight-asian="bold" style:font-weight-complex="bold"/>
    </style:style>
    <style:style style:name="P32" style:family="paragraph" style:parent-style-name="Standard">
      <style:text-properties fo:font-weight="bold" officeooo:rsid="00e93373" officeooo:paragraph-rsid="00e93373" fo:background-color="#ffcc00" style:font-weight-asian="bold" style:font-weight-complex="bold"/>
    </style:style>
    <style:style style:name="P33" style:family="paragraph" style:parent-style-name="Standard">
      <style:text-properties fo:font-weight="bold" officeooo:rsid="00f1252f" officeooo:paragraph-rsid="00f1252f" fo:background-color="#ffcc00" style:font-weight-asian="bold" style:font-weight-complex="bold"/>
    </style:style>
    <style:style style:name="P34" style:family="paragraph" style:parent-style-name="Standard">
      <style:text-properties officeooo:rsid="005d2709" officeooo:paragraph-rsid="00d0b1bc"/>
    </style:style>
    <style:style style:name="P35" style:family="paragraph" style:parent-style-name="Standard">
      <style:text-properties officeooo:rsid="005d2709" officeooo:paragraph-rsid="00e58c3d"/>
    </style:style>
    <style:style style:name="P36" style:family="paragraph" style:parent-style-name="Standard">
      <style:text-properties officeooo:rsid="00b59ebb" officeooo:paragraph-rsid="00f472bb"/>
    </style:style>
    <style:style style:name="P37" style:family="paragraph" style:parent-style-name="Standard">
      <style:text-properties officeooo:rsid="00b3c903" officeooo:paragraph-rsid="00f472bb"/>
    </style:style>
    <style:style style:name="P38" style:family="paragraph" style:parent-style-name="Standard">
      <style:text-properties officeooo:rsid="00b21d83" officeooo:paragraph-rsid="00d2f0ef"/>
    </style:style>
    <style:style style:name="P39" style:family="paragraph" style:parent-style-name="Standard">
      <style:text-properties officeooo:rsid="00aef38e" officeooo:paragraph-rsid="00d2f0ef"/>
    </style:style>
    <style:style style:name="P40" style:family="paragraph" style:parent-style-name="Standard">
      <style:text-properties officeooo:rsid="00b39149" officeooo:paragraph-rsid="00d2f0ef"/>
    </style:style>
    <style:style style:name="P41" style:family="paragraph" style:parent-style-name="Standard">
      <style:text-properties officeooo:rsid="00b01abc" officeooo:paragraph-rsid="00d2f0ef"/>
    </style:style>
    <style:style style:name="P42" style:family="paragraph" style:parent-style-name="Standard">
      <style:text-properties officeooo:rsid="005e7c87" officeooo:paragraph-rsid="00d492d5"/>
    </style:style>
    <style:style style:name="P43" style:family="paragraph" style:parent-style-name="Standard">
      <style:text-properties officeooo:rsid="004c082f" officeooo:paragraph-rsid="00f29753"/>
    </style:style>
    <style:style style:name="P44" style:family="paragraph" style:parent-style-name="Standard">
      <style:text-properties officeooo:rsid="004e0f46" officeooo:paragraph-rsid="00d697e4"/>
    </style:style>
    <style:style style:name="P45" style:family="paragraph" style:parent-style-name="Standard">
      <style:text-properties officeooo:rsid="004ae568" officeooo:paragraph-rsid="00d697e4"/>
    </style:style>
    <style:style style:name="P46" style:family="paragraph" style:parent-style-name="Standard">
      <style:text-properties officeooo:rsid="004e5654" officeooo:paragraph-rsid="00d6c8e5"/>
    </style:style>
    <style:style style:name="P47" style:family="paragraph" style:parent-style-name="Standard">
      <style:text-properties officeooo:rsid="0052ed12" officeooo:paragraph-rsid="00d9525c"/>
    </style:style>
    <style:style style:name="P48" style:family="paragraph" style:parent-style-name="Standard">
      <style:text-properties officeooo:rsid="0052ed12" officeooo:paragraph-rsid="00eaa8cf"/>
    </style:style>
    <style:style style:name="P49" style:family="paragraph" style:parent-style-name="Standard">
      <style:text-properties officeooo:rsid="0059818b" officeooo:paragraph-rsid="00d9525c"/>
    </style:style>
    <style:style style:name="P50" style:family="paragraph" style:parent-style-name="Standard">
      <style:text-properties officeooo:rsid="0064af60" officeooo:paragraph-rsid="00f68cea"/>
    </style:style>
    <style:style style:name="P51" style:family="paragraph" style:parent-style-name="Standard">
      <style:text-properties officeooo:rsid="0064af60" officeooo:paragraph-rsid="00f866f2"/>
    </style:style>
    <style:style style:name="P52" style:family="paragraph" style:parent-style-name="Standard">
      <style:text-properties officeooo:rsid="006654db" officeooo:paragraph-rsid="00d9525c"/>
    </style:style>
    <style:style style:name="P53" style:family="paragraph" style:parent-style-name="Standard">
      <style:text-properties officeooo:rsid="006dc80a" officeooo:paragraph-rsid="00d9525c"/>
    </style:style>
    <style:style style:name="P54" style:family="paragraph" style:parent-style-name="Standard">
      <style:text-properties officeooo:rsid="00711123" officeooo:paragraph-rsid="00d9bef9"/>
    </style:style>
    <style:style style:name="P55" style:family="paragraph" style:parent-style-name="Standard">
      <style:text-properties officeooo:rsid="00b6eb71" officeooo:paragraph-rsid="00d9bef9"/>
    </style:style>
    <style:style style:name="P56" style:family="paragraph" style:parent-style-name="Standard">
      <style:text-properties officeooo:rsid="00745c3d" officeooo:paragraph-rsid="00d9bef9"/>
    </style:style>
    <style:style style:name="P57" style:family="paragraph" style:parent-style-name="Standard">
      <style:text-properties officeooo:rsid="00c126ed" officeooo:paragraph-rsid="00dc52d9"/>
    </style:style>
    <style:style style:name="P58" style:family="paragraph" style:parent-style-name="Standard">
      <style:text-properties officeooo:rsid="00c01a1e" officeooo:paragraph-rsid="00dc52d9"/>
    </style:style>
    <style:style style:name="P59" style:family="paragraph" style:parent-style-name="Standard">
      <style:text-properties officeooo:rsid="00ba8358" officeooo:paragraph-rsid="00dc52d9"/>
    </style:style>
    <style:style style:name="P60" style:family="paragraph" style:parent-style-name="Standard">
      <style:text-properties officeooo:rsid="00bc93e0" officeooo:paragraph-rsid="00dc52d9"/>
    </style:style>
    <style:style style:name="P61" style:family="paragraph" style:parent-style-name="Standard">
      <style:text-properties officeooo:rsid="00c2e222" officeooo:paragraph-rsid="00dc52d9"/>
    </style:style>
    <style:style style:name="P62" style:family="paragraph" style:parent-style-name="Standard">
      <style:text-properties officeooo:rsid="00c1e869" officeooo:paragraph-rsid="00dc52d9"/>
    </style:style>
    <style:style style:name="P63" style:family="paragraph" style:parent-style-name="Standard">
      <style:text-properties officeooo:rsid="004eb221" officeooo:paragraph-rsid="00e234be"/>
    </style:style>
    <style:style style:name="P64" style:family="paragraph" style:parent-style-name="Standard">
      <style:text-properties officeooo:rsid="004eb221" officeooo:paragraph-rsid="00e7da58"/>
    </style:style>
    <style:style style:name="P65" style:family="paragraph" style:parent-style-name="Standard">
      <style:text-properties officeooo:rsid="004eb221" officeooo:paragraph-rsid="00f29753"/>
    </style:style>
    <style:style style:name="P66" style:family="paragraph" style:parent-style-name="Standard">
      <style:text-properties officeooo:rsid="007b27dc" officeooo:paragraph-rsid="00f68cea"/>
    </style:style>
    <style:style style:name="P67" style:family="paragraph" style:parent-style-name="Standard">
      <style:text-properties officeooo:rsid="00893942" officeooo:paragraph-rsid="00f29753"/>
    </style:style>
    <style:style style:name="P68" style:family="paragraph" style:parent-style-name="Standard">
      <style:text-properties officeooo:rsid="007e3d46" officeooo:paragraph-rsid="00f29753"/>
    </style:style>
    <style:style style:name="P69" style:family="paragraph" style:parent-style-name="Standard">
      <style:text-properties officeooo:rsid="00814a9f" officeooo:paragraph-rsid="00f29753"/>
    </style:style>
    <style:style style:name="P70" style:family="paragraph" style:parent-style-name="Standard">
      <style:text-properties officeooo:rsid="008296a1" officeooo:paragraph-rsid="00f29753"/>
    </style:style>
    <style:style style:name="P71" style:family="paragraph" style:parent-style-name="Standard">
      <style:text-properties officeooo:rsid="0084e44e" officeooo:paragraph-rsid="00f29753"/>
    </style:style>
    <style:style style:name="P72" style:family="paragraph" style:parent-style-name="Standard">
      <style:text-properties officeooo:rsid="00880c3d" officeooo:paragraph-rsid="00f29753"/>
    </style:style>
    <style:style style:name="P73" style:family="paragraph" style:parent-style-name="Standard">
      <style:text-properties officeooo:rsid="008bc77d" officeooo:paragraph-rsid="00e7da58"/>
    </style:style>
    <style:style style:name="P74" style:family="paragraph" style:parent-style-name="Standard">
      <style:text-properties officeooo:rsid="00a09b14" officeooo:paragraph-rsid="00eaa8cf"/>
    </style:style>
    <style:style style:name="P75" style:family="paragraph" style:parent-style-name="Standard">
      <style:text-properties officeooo:rsid="00a298bf" officeooo:paragraph-rsid="00eaa8cf"/>
    </style:style>
    <style:style style:name="P76" style:family="paragraph" style:parent-style-name="Standard">
      <style:text-properties officeooo:rsid="00a298bf" officeooo:paragraph-rsid="00fd3398"/>
    </style:style>
    <style:style style:name="P77" style:family="paragraph" style:parent-style-name="Standard">
      <style:text-properties officeooo:rsid="00551228" officeooo:paragraph-rsid="00f29753"/>
    </style:style>
    <style:style style:name="P78" style:family="paragraph" style:parent-style-name="Standard">
      <style:text-properties officeooo:rsid="0054da3b" officeooo:paragraph-rsid="00f29753"/>
    </style:style>
    <style:style style:name="P79" style:family="paragraph" style:parent-style-name="Standard">
      <style:text-properties officeooo:rsid="001379bc" officeooo:paragraph-rsid="00eaa8cf"/>
    </style:style>
    <style:style style:name="P80" style:family="paragraph" style:parent-style-name="Standard">
      <style:text-properties officeooo:rsid="0016471d" officeooo:paragraph-rsid="00eaa8cf"/>
    </style:style>
    <style:style style:name="P81" style:family="paragraph" style:parent-style-name="Standard">
      <style:text-properties officeooo:rsid="0016471d" officeooo:paragraph-rsid="00eaec5b"/>
    </style:style>
    <style:style style:name="P82" style:family="paragraph" style:parent-style-name="Standard">
      <style:text-properties officeooo:rsid="001488bb" officeooo:paragraph-rsid="00eaec5b"/>
    </style:style>
    <style:style style:name="P83" style:family="paragraph" style:parent-style-name="Standard">
      <style:text-properties officeooo:rsid="001c0d06" officeooo:paragraph-rsid="00ebb97c"/>
    </style:style>
    <style:style style:name="P84" style:family="paragraph" style:parent-style-name="Standard">
      <style:text-properties officeooo:rsid="001a2b65" officeooo:paragraph-rsid="00ebb97c"/>
    </style:style>
    <style:style style:name="P85" style:family="paragraph" style:parent-style-name="Standard">
      <style:text-properties officeooo:rsid="001f62c5" officeooo:paragraph-rsid="00edbb44"/>
    </style:style>
    <style:style style:name="P86" style:family="paragraph" style:parent-style-name="Standard">
      <style:text-properties officeooo:rsid="002102d9" officeooo:paragraph-rsid="00f29753"/>
    </style:style>
    <style:style style:name="P87" style:family="paragraph" style:parent-style-name="Standard">
      <style:text-properties officeooo:rsid="0028dc58" officeooo:paragraph-rsid="00edbb44"/>
    </style:style>
    <style:style style:name="P88" style:family="paragraph" style:parent-style-name="Standard">
      <style:text-properties officeooo:rsid="0035343b" officeooo:paragraph-rsid="00f29753"/>
    </style:style>
    <style:style style:name="P89" style:family="paragraph" style:parent-style-name="Standard">
      <style:text-properties officeooo:rsid="002c39fd" officeooo:paragraph-rsid="00eeedcf"/>
    </style:style>
    <style:style style:name="P90" style:family="paragraph" style:parent-style-name="Standard">
      <style:text-properties officeooo:rsid="000adac3" officeooo:paragraph-rsid="00eeedcf"/>
    </style:style>
    <style:style style:name="P91" style:family="paragraph" style:parent-style-name="Standard">
      <style:text-properties officeooo:rsid="003266e9" officeooo:paragraph-rsid="00eeedcf"/>
    </style:style>
    <style:style style:name="P92" style:family="paragraph" style:parent-style-name="Standard">
      <style:text-properties officeooo:rsid="003c0407" officeooo:paragraph-rsid="00eeedcf"/>
    </style:style>
    <style:style style:name="P93" style:family="paragraph" style:parent-style-name="Standard">
      <style:text-properties officeooo:rsid="0038aec1" officeooo:paragraph-rsid="00eeedcf"/>
    </style:style>
    <style:style style:name="P94" style:family="paragraph" style:parent-style-name="Standard">
      <style:text-properties officeooo:rsid="0042ed40" officeooo:paragraph-rsid="00eeedcf"/>
    </style:style>
    <style:style style:name="P95" style:family="paragraph" style:parent-style-name="Standard">
      <style:text-properties officeooo:rsid="0042ed40" officeooo:paragraph-rsid="00f68cea"/>
    </style:style>
    <style:style style:name="P96" style:family="paragraph" style:parent-style-name="Standard">
      <style:text-properties officeooo:rsid="003e08ca" officeooo:paragraph-rsid="00f68cea"/>
    </style:style>
    <style:style style:name="P97" style:family="paragraph" style:parent-style-name="Standard">
      <style:text-properties officeooo:rsid="00f1252f" officeooo:paragraph-rsid="00f5ee4c"/>
    </style:style>
    <style:style style:name="P98" style:family="paragraph" style:parent-style-name="Standard">
      <style:text-properties officeooo:rsid="00ffb39d" officeooo:paragraph-rsid="00ffb39d"/>
    </style:style>
    <style:style style:name="P99" style:family="paragraph" style:parent-style-name="Standard">
      <style:text-properties officeooo:rsid="00ffb39d" officeooo:paragraph-rsid="01018c9f"/>
    </style:style>
    <style:style style:name="P100" style:family="paragraph" style:parent-style-name="Standard">
      <style:text-properties officeooo:rsid="01018c9f" officeooo:paragraph-rsid="01018c9f"/>
    </style:style>
    <style:style style:name="P101" style:family="paragraph" style:parent-style-name="Standard">
      <style:text-properties officeooo:rsid="0101e7d3" officeooo:paragraph-rsid="0101e7d3"/>
    </style:style>
    <style:style style:name="P102" style:family="paragraph" style:parent-style-name="Standard">
      <style:text-properties officeooo:rsid="0103ec99" officeooo:paragraph-rsid="0103ec99"/>
    </style:style>
    <style:style style:name="P103" style:family="paragraph" style:parent-style-name="Standard">
      <style:text-properties officeooo:rsid="01068aa1" officeooo:paragraph-rsid="01068aa1"/>
    </style:style>
    <style:style style:name="P104" style:family="paragraph" style:parent-style-name="Standard">
      <style:text-properties officeooo:rsid="0109938f" officeooo:paragraph-rsid="0109938f"/>
    </style:style>
    <style:style style:name="P105" style:family="paragraph" style:parent-style-name="Standard">
      <style:text-properties officeooo:rsid="010b1ba3" officeooo:paragraph-rsid="010b1ba3"/>
    </style:style>
    <style:style style:name="T1" style:family="text">
      <style:text-properties officeooo:rsid="000c4443"/>
    </style:style>
    <style:style style:name="T2" style:family="text">
      <style:text-properties officeooo:rsid="001488bb"/>
    </style:style>
    <style:style style:name="T3" style:family="text">
      <style:text-properties officeooo:rsid="0017e268"/>
    </style:style>
    <style:style style:name="T4" style:family="text">
      <style:text-properties officeooo:rsid="00195431"/>
    </style:style>
    <style:style style:name="T5" style:family="text">
      <style:text-properties officeooo:rsid="001c0d06"/>
    </style:style>
    <style:style style:name="T6" style:family="text">
      <style:text-properties officeooo:rsid="001cc1ce"/>
    </style:style>
    <style:style style:name="T7" style:family="text">
      <style:text-properties officeooo:rsid="001dfcd6"/>
    </style:style>
    <style:style style:name="T8" style:family="text">
      <style:text-properties officeooo:rsid="0020cf3c"/>
    </style:style>
    <style:style style:name="T9" style:family="text">
      <style:text-properties officeooo:rsid="00213c26"/>
    </style:style>
    <style:style style:name="T10" style:family="text">
      <style:text-properties officeooo:rsid="002ab042"/>
    </style:style>
    <style:style style:name="T11" style:family="text">
      <style:text-properties officeooo:rsid="00330441"/>
    </style:style>
    <style:style style:name="T12" style:family="text">
      <style:text-properties officeooo:rsid="0034fcb0"/>
    </style:style>
    <style:style style:name="T13" style:family="text">
      <style:text-properties officeooo:rsid="0036334a"/>
    </style:style>
    <style:style style:name="T14" style:family="text">
      <style:text-properties officeooo:rsid="00378b2e"/>
    </style:style>
    <style:style style:name="T15" style:family="text">
      <style:text-properties officeooo:rsid="003a478e"/>
    </style:style>
    <style:style style:name="T16" style:family="text">
      <style:text-properties officeooo:rsid="003d0264"/>
    </style:style>
    <style:style style:name="T17" style:family="text">
      <style:text-properties officeooo:rsid="00407e8f"/>
    </style:style>
    <style:style style:name="T18" style:family="text">
      <style:text-properties officeooo:rsid="0041b442"/>
    </style:style>
    <style:style style:name="T19" style:family="text">
      <style:text-properties officeooo:rsid="004483d1"/>
    </style:style>
    <style:style style:name="T20" style:family="text">
      <style:text-properties officeooo:rsid="0045a6d2"/>
    </style:style>
    <style:style style:name="T21" style:family="text">
      <style:text-properties officeooo:rsid="004da8e9"/>
    </style:style>
    <style:style style:name="T22" style:family="text">
      <style:text-properties officeooo:rsid="004e0f46"/>
    </style:style>
    <style:style style:name="T23" style:family="text">
      <style:text-properties officeooo:rsid="004ff75e"/>
    </style:style>
    <style:style style:name="T24" style:family="text">
      <style:text-properties officeooo:rsid="0052ed12"/>
    </style:style>
    <style:style style:name="T25" style:family="text">
      <style:text-properties officeooo:rsid="00536f4d"/>
    </style:style>
    <style:style style:name="T26" style:family="text">
      <style:text-properties officeooo:rsid="005669f7"/>
    </style:style>
    <style:style style:name="T27" style:family="text">
      <style:text-properties officeooo:rsid="00591fb7"/>
    </style:style>
    <style:style style:name="T28" style:family="text">
      <style:text-properties officeooo:rsid="0059b4b9"/>
    </style:style>
    <style:style style:name="T29" style:family="text">
      <style:text-properties officeooo:rsid="005b4d6d"/>
    </style:style>
    <style:style style:name="T30" style:family="text">
      <style:text-properties officeooo:rsid="005dbe24"/>
    </style:style>
    <style:style style:name="T31" style:family="text">
      <style:text-properties officeooo:rsid="005dcee6"/>
    </style:style>
    <style:style style:name="T32" style:family="text">
      <style:text-properties officeooo:rsid="005f950c"/>
    </style:style>
    <style:style style:name="T33" style:family="text">
      <style:text-properties officeooo:rsid="00617a54"/>
    </style:style>
    <style:style style:name="T34" style:family="text">
      <style:text-properties officeooo:rsid="0064af60"/>
    </style:style>
    <style:style style:name="T35" style:family="text">
      <style:text-properties officeooo:rsid="0064de25"/>
    </style:style>
    <style:style style:name="T36" style:family="text">
      <style:text-properties officeooo:rsid="00653997"/>
    </style:style>
    <style:style style:name="T37" style:family="text">
      <style:text-properties officeooo:rsid="00685102"/>
    </style:style>
    <style:style style:name="T38" style:family="text">
      <style:text-properties officeooo:rsid="006a4caa"/>
    </style:style>
    <style:style style:name="T39" style:family="text">
      <style:text-properties officeooo:rsid="006b683d"/>
    </style:style>
    <style:style style:name="T40" style:family="text">
      <style:text-properties officeooo:rsid="006d63d7"/>
    </style:style>
    <style:style style:name="T41" style:family="text">
      <style:text-properties officeooo:rsid="006e284a"/>
    </style:style>
    <style:style style:name="T42" style:family="text">
      <style:text-properties officeooo:rsid="006ffaab"/>
    </style:style>
    <style:style style:name="T43" style:family="text">
      <style:text-properties officeooo:rsid="00713e2c"/>
    </style:style>
    <style:style style:name="T44" style:family="text">
      <style:text-properties officeooo:rsid="007271f8"/>
    </style:style>
    <style:style style:name="T45" style:family="text">
      <style:text-properties officeooo:rsid="0078cd4d"/>
    </style:style>
    <style:style style:name="T46" style:family="text">
      <style:text-properties officeooo:rsid="007cd597"/>
    </style:style>
    <style:style style:name="T47" style:family="text">
      <style:text-properties officeooo:rsid="007f0de6"/>
    </style:style>
    <style:style style:name="T48" style:family="text">
      <style:text-properties officeooo:rsid="00814a9f"/>
    </style:style>
    <style:style style:name="T49" style:family="text">
      <style:text-properties officeooo:rsid="00845947"/>
    </style:style>
    <style:style style:name="T50" style:family="text">
      <style:text-properties officeooo:rsid="00858a28"/>
    </style:style>
    <style:style style:name="T51" style:family="text">
      <style:text-properties officeooo:rsid="008779e2"/>
    </style:style>
    <style:style style:name="T52" style:family="text">
      <style:text-properties officeooo:rsid="008842c7"/>
    </style:style>
    <style:style style:name="T53" style:family="text">
      <style:text-properties officeooo:rsid="008904fe"/>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8a8c1f"/>
    </style:style>
    <style:style style:name="T56" style:family="text">
      <style:text-properties officeooo:rsid="008c1a6a"/>
    </style:style>
    <style:style style:name="T57" style:family="text">
      <style:text-properties officeooo:rsid="008cfead"/>
    </style:style>
    <style:style style:name="T58" style:family="text">
      <style:text-properties officeooo:rsid="0090e82b"/>
    </style:style>
    <style:style style:name="T59" style:family="text">
      <style:text-properties officeooo:rsid="00957e58"/>
    </style:style>
    <style:style style:name="T60" style:family="text">
      <style:text-properties officeooo:rsid="0099115a"/>
    </style:style>
    <style:style style:name="T61" style:family="text">
      <style:text-properties officeooo:rsid="009ad3e2"/>
    </style:style>
    <style:style style:name="T62" style:family="text">
      <style:text-properties officeooo:rsid="00a516d9"/>
    </style:style>
    <style:style style:name="T63" style:family="text">
      <style:text-properties fo:background-color="#3399ff" loext:char-shading-value="0"/>
    </style:style>
    <style:style style:name="T64" style:family="text">
      <style:text-properties officeooo:rsid="00a98ff7"/>
    </style:style>
    <style:style style:name="T65" style:family="text">
      <style:text-properties officeooo:rsid="00aabbc9"/>
    </style:style>
    <style:style style:name="T66" style:family="text">
      <style:text-properties officeooo:rsid="00b10ae8"/>
    </style:style>
    <style:style style:name="T67" style:family="text">
      <style:text-properties officeooo:rsid="00b3c385"/>
    </style:style>
    <style:style style:name="T68" style:family="text">
      <style:text-properties officeooo:rsid="00b7f483"/>
    </style:style>
    <style:style style:name="T69" style:family="text">
      <style:text-properties officeooo:rsid="00b8cf6c"/>
    </style:style>
    <style:style style:name="T70" style:family="text">
      <style:text-properties officeooo:rsid="00bbd5da"/>
    </style:style>
    <style:style style:name="T71" style:family="text">
      <style:text-properties officeooo:rsid="00bc93e0"/>
    </style:style>
    <style:style style:name="T72" style:family="text">
      <style:text-properties officeooo:rsid="00bdcda2"/>
    </style:style>
    <style:style style:name="T73" style:family="text">
      <style:text-properties officeooo:rsid="00c1e869"/>
    </style:style>
    <style:style style:name="T74" style:family="text">
      <style:text-properties officeooo:rsid="00c3caf4"/>
    </style:style>
    <style:style style:name="T75" style:family="text">
      <style:text-properties officeooo:rsid="00c40f8e"/>
    </style:style>
    <style:style style:name="T76" style:family="text">
      <style:text-properties officeooo:rsid="00c81280"/>
    </style:style>
    <style:style style:name="T77" style:family="text">
      <style:text-properties officeooo:rsid="00c86453"/>
    </style:style>
    <style:style style:name="T78" style:family="text">
      <style:text-properties officeooo:rsid="00c9f27f"/>
    </style:style>
    <style:style style:name="T79" style:family="text">
      <style:text-properties officeooo:rsid="00cbd1e8"/>
    </style:style>
    <style:style style:name="T80" style:family="text">
      <style:text-properties officeooo:rsid="00cfc35b"/>
    </style:style>
    <style:style style:name="T81" style:family="text">
      <style:text-properties style:use-window-font-color="true" fo:font-size="12pt" fo:font-weight="normal" fo:background-color="transparent" loext:char-shading-value="0" style:font-size-asian="12pt" style:font-weight-asian="normal" style:font-size-complex="12pt" style:font-weight-complex="normal"/>
    </style:style>
    <style:style style:name="T82" style:family="text">
      <style:text-properties style:use-window-font-color="true" fo:font-size="12pt" fo:font-weight="normal" officeooo:rsid="00cfc35b" fo:background-color="transparent" loext:char-shading-value="0" style:font-size-asian="12pt" style:font-weight-asian="normal" style:font-size-complex="12pt" style:font-weight-complex="normal"/>
    </style:style>
    <style:style style:name="T83" style:family="text">
      <style:text-properties officeooo:rsid="00d1ad62"/>
    </style:style>
    <style:style style:name="T84" style:family="text">
      <style:text-properties officeooo:rsid="00d2c689"/>
    </style:style>
    <style:style style:name="T85" style:family="text">
      <style:text-properties officeooo:rsid="00d2f0ef"/>
    </style:style>
    <style:style style:name="T86" style:family="text">
      <style:text-properties officeooo:rsid="00d492d5"/>
    </style:style>
    <style:style style:name="T87" style:family="text">
      <style:text-properties officeooo:rsid="00d697e4"/>
    </style:style>
    <style:style style:name="T88" style:family="text">
      <style:text-properties officeooo:rsid="00d6c8e5"/>
    </style:style>
    <style:style style:name="T89" style:family="text">
      <style:text-properties officeooo:rsid="00d9525c"/>
    </style:style>
    <style:style style:name="T90" style:family="text">
      <style:text-properties officeooo:rsid="00d9bef9"/>
    </style:style>
    <style:style style:name="T91" style:family="text">
      <style:text-properties officeooo:rsid="00dd65ff"/>
    </style:style>
    <style:style style:name="T92" style:family="text">
      <style:text-properties officeooo:rsid="00e09ec1"/>
    </style:style>
    <style:style style:name="T93" style:family="text">
      <style:text-properties officeooo:rsid="00e234be"/>
    </style:style>
    <style:style style:name="T94" style:family="text">
      <style:text-properties officeooo:rsid="00e320f8"/>
    </style:style>
    <style:style style:name="T95" style:family="text">
      <style:text-properties officeooo:rsid="007b27dc"/>
    </style:style>
    <style:style style:name="T96" style:family="text">
      <style:text-properties officeooo:rsid="00e497ac"/>
    </style:style>
    <style:style style:name="T97" style:family="text">
      <style:text-properties officeooo:rsid="00e93373"/>
    </style:style>
    <style:style style:name="T98" style:family="text">
      <style:text-properties officeooo:rsid="00eaa8cf"/>
    </style:style>
    <style:style style:name="T99" style:family="text">
      <style:text-properties officeooo:rsid="00eaec5b"/>
    </style:style>
    <style:style style:name="T100" style:family="text">
      <style:text-properties officeooo:rsid="00ebb97c"/>
    </style:style>
    <style:style style:name="T101" style:family="text">
      <style:text-properties officeooo:rsid="00ebd793"/>
    </style:style>
    <style:style style:name="T102" style:family="text">
      <style:text-properties officeooo:rsid="0016471d"/>
    </style:style>
    <style:style style:name="T103" style:family="text">
      <style:text-properties fo:background-color="transparent" loext:char-shading-value="0"/>
    </style:style>
    <style:style style:name="T104" style:family="text">
      <style:text-properties officeooo:rsid="00eeedcf"/>
    </style:style>
    <style:style style:name="T105" style:family="text">
      <style:text-properties fo:font-weight="bold" fo:background-color="#ffcc00" loext:char-shading-value="0" style:font-weight-asian="bold" style:font-weight-complex="bold"/>
    </style:style>
    <style:style style:name="T106" style:family="text">
      <style:text-properties fo:font-weight="bold" officeooo:rsid="00f5ee4c" fo:background-color="#ffcc00" loext:char-shading-value="0" style:font-weight-asian="bold" style:font-weight-complex="bold"/>
    </style:style>
    <style:style style:name="T107" style:family="text">
      <style:text-properties officeooo:rsid="00fbf7b3"/>
    </style:style>
    <style:style style:name="T108" style:family="text">
      <style:text-properties officeooo:rsid="00fd3398"/>
    </style:style>
    <style:style style:name="T109" style:family="text">
      <style:text-properties officeooo:rsid="00a09b14"/>
    </style:style>
    <style:style style:name="T110" style:family="text">
      <style:text-properties officeooo:rsid="00fd3c71"/>
    </style:style>
    <style:style style:name="T111" style:family="text">
      <style:text-properties officeooo:rsid="010117eb"/>
    </style:style>
    <style:style style:name="T112" style:family="text">
      <style:text-properties officeooo:rsid="01022238"/>
    </style:style>
    <style:style style:name="T113" style:family="text">
      <style:text-properties officeooo:rsid="01041712"/>
    </style:style>
    <style:style style:name="T114" style:family="text">
      <style:text-properties officeooo:rsid="0107a2ff"/>
    </style:style>
    <style:style style:name="T115" style:family="text">
      <style:text-properties officeooo:rsid="010d50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main Adaptation / Transfer learnings</text:p>
      <text:p text:style-name="P27"><text:span text:style-name="T81">A model of zero shot learning of SLU (EMNLP </text:span><text:span text:style-name="T82">15</text:span><text:span text:style-name="T81">)</text:span></text:p>
      <text:p text:style-name="P15">- <text:span text:style-name="T78">learn embeddings of dialogue acts using transfer learning</text:span></text:p>
      <text:p text:style-name="P15"/>
      <text:p text:style-name="P16">Policy committee for adaptation in multi-domain spoken dialogue system (ASRU <text:span text:style-name="T80">15</text:span>)</text:p>
      <text:p text:style-name="P16">- <text:span text:style-name="T79">to use multiple committees (Q-values obtained from domain-specific training) to decide the response for each user’s utterance.</text:span></text:p>
      <text:p text:style-name="P20"/>
      <text:p text:style-name="P13">Frustratingly Easy Neural Domain Adaptation (COLING<text:span text:style-name="T91">16</text:span>)</text:p>
      <text:p text:style-name="P13">- objective: used data from different domains to learn slot tagging (esp. for the shared slot)</text:p>
      <text:p text:style-name="P13">- Use k LSTM for k domains and 1 LSTM for global data</text:p>
      <text:p text:style-name="P13"/>
      <text:p text:style-name="P14">Zero-shot learning of intent embeddings for expansion by convolutional deep structured semantic models <text:span text:style-name="T77">(icassp 16)</text:span></text:p>
      <text:p text:style-name="P14">- to learn intent embeddings → transfer learning</text:p>
      <text:p text:style-name="P20"/>
      <text:p text:style-name="P63">Personalizing a dialogue system with transfer learning <text:span text:style-name="T93">(AAAI17)</text:span></text:p>
      <text:p text:style-name="P63">- <text:span text:style-name="T23">Motivation: to learn user’s preference, which will lead to more effective/shorter interactions.</text:span></text:p>
      <text:p text:style-name="P63">- <text:span text:style-name="T23">issue: lack of datasets</text:span></text:p>
      <text:p text:style-name="P63">- <text:span text:style-name="T23">Proposal: train POMDP using all data from all users, then take the learned parameters, and update them specifically for each user.</text:span></text:p>
      <text:p text:style-name="P63"/>
      <text:p text:style-name="P48">Neural personalized response generation as domain adaptation (arxiv<text:span text:style-name="T98">17</text:span>)</text:p>
      <text:p text:style-name="P48">- To personalize chitchat dialog, so that it suits the user’s style of communication</text:p>
      <text:p text:style-name="P48">- Use RNN and all data to build generic model, and then train on user-specific data.</text:p>
      <text:p text:style-name="P48"/>
      <text:p text:style-name="P79">Adversarial Adaptation of Synthetic or Stale Data <text:span text:style-name="T98">(ACL17)</text:span></text:p>
      <text:p text:style-name="P79">- Distribution mismatch between training and testing data → domain adaptation task</text:p>
      <text:p text:style-name="P79">- <text:span text:style-name="T110">As experiment: intent classification and slot tagging</text:span></text:p>
      <text:p text:style-name="P79"/>
      <text:p text:style-name="P80">Domain Attention with an Ensemble of Experts <text:span text:style-name="T98">(ACL17)</text:span></text:p>
      <text:p text:style-name="P80">- <text:span text:style-name="T3">Given K models that handle K domains, how we should create models for K+1 models.</text:span></text:p>
      <text:p text:style-name="P80">- <text:span text:style-name="T4">Compute and use attention from K models</text:span></text:p>
      <text:p text:style-name="P20"/>
      <text:p text:style-name="P29">End-to-end</text:p>
      <text:p text:style-name="P35"><text:span text:style-name="T31">N</text:span>eural responding machine for short-text conversation <text:span text:style-name="T84">(ACL 15)</text:span></text:p>
      <text:p text:style-name="P35">- <text:span text:style-name="T30">common encoder-decoder with attention mechanism to model conversation in Twitter/Weibo (i.e. pots-comment)</text:span></text:p>
      <text:p text:style-name="P18"/>
      <text:p text:style-name="P103"><text:span text:style-name="T114">C</text:span>onversational contextual cues: the case of personalization and history for response ranking <text:span text:style-name="T114">(</text:span>arxiv16)</text:p>
      <text:p text:style-name="P103">- to model dialogue using not only the context of conversation, but also the personal history of the chatters (e.g. user embeddings and what user said in all conversations)</text:p>
      <text:p text:style-name="P18"/>
      <text:p text:style-name="P46">Neural Generative QA (IJCAI <text:span text:style-name="T88">16</text:span>)</text:p>
      <text:p text:style-name="P46">- NN model has an issue in depicting lexicon of language (i.e. to store all knowledge).</text:p>
      <text:p text:style-name="P46">- Competing: memory-base NN</text:p>
      <text:p text:style-name="P46">- Proposal: Seq2seq that can enquire knowledge base. Its decoder can generate common words and output term from knowledge base</text:p>
      <text:p text:style-name="P17"/>
      <text:p text:style-name="P49">A persona-based neural conversation model (ACL <text:span text:style-name="T89">16</text:span>)</text:p>
      <text:p text:style-name="P11"><text:soft-page-break/>- <text:span text:style-name="T28">Data driven dialogue system select responses with the greatest likelihood. The generated response is sometimes inconsistent with the previous responses generated by the system during the same dialogue episode.</text:span></text:p>
      <text:p text:style-name="P11">- <text:span text:style-name="T29">Proposal: embed persona to the NN model <text:s/>(single-speaker model and speaker-addressee model).</text:span></text:p>
      <text:p text:style-name="P11"/>
      <text:p text:style-name="P53">DocChat: An IR approach for chatbot engines using unstructured documents <text:span text:style-name="T41">(ACL16)</text:span></text:p>
      <text:p text:style-name="P53">- <text:span text:style-name="T42">Idea: given a question, extract its response from unstructured documents using L2R and features designed at different levels of granularity (word, phrase, sentence, document, relation using KB, type, topic)</text:span></text:p>
      <text:p text:style-name="P53"/>
      <text:p text:style-name="P59"><text:span text:style-name="T71">R</text:span>einforcement learning for turn taking management in incremental spoken dialogue systems <text:span text:style-name="T70">(IJCAI16)</text:span></text:p>
      <text:p text:style-name="P60">- Current Spoken Dialogue Systems (SDSs) is not natural enough. They process human’s utterance in the end of the utterance.</text:p>
      <text:p text:style-name="P60">- Proposal: incremental dialogue system → process the utterance as it is spoken <text:span text:style-name="T72">(hence, allowing interruption within utterance)</text:span></text:p>
      <text:p text:style-name="P58">- Contribution: the first work on RL for <text:span text:style-name="T73">incremental</text:span> dialogue to be evaluated with humans on the live dialogue task.</text:p>
      <text:p text:style-name="P58">- Evaluation: reactiveness, human-likeness, efficiency.</text:p>
      <text:p text:style-name="P58"/>
      <text:p text:style-name="P57">StalemateBreaker: a proactive content-introducing approach to automatic human-computer <text:s/>conversation <text:span text:style-name="T90">(IJCAI 16)</text:span></text:p>
      <text:p text:style-name="P62">- previous work: human to lead the conversation</text:p>
      <text:p text:style-name="P62">- approach: to detect stalemate, to determine what to introduce (use the entities in the utterance history, and find them in a large knowledge graph), to introduce using BiPageRank-HITS (reranking).</text:p>
      <text:p text:style-name="P61">- evaluation: p@1</text:p>
      <text:p text:style-name="P11"/>
      <text:p text:style-name="P12">Efficient exploration for dialogue policy learning with BBQ networks and replay buffer spiking <text:span text:style-name="T76">(arxiv 16)</text:span></text:p>
      <text:p text:style-name="P12">- <text:span text:style-name="T74">DQN</text:span> with epsilon-greedy exploration may not be effective for dialogue system.</text:p>
      <text:p text:style-name="P12">- dialogue system has larger actions than game.</text:p>
      <text:p text:style-name="P12">- <text:span text:style-name="T75">Proposal: to accelerate policy optimization, <text:s/>instead of maintaining exact weight in NN, maintaining the posterior distribution of the weights</text:span></text:p>
      <text:p text:style-name="P11"/>
      <text:p text:style-name="P19">Learning Through Dialogue Interactions by Asking Questions <text:span text:style-name="T97">(arxiv16)</text:span></text:p>
      <text:p text:style-name="P19">- Modeling two approaches: question-answering (without clarification giving immediate answer) and asking question (asking clarification)</text:p>
      <text:p text:style-name="P19">- Use RL to determine the best time for asking question (i.e. clarification)</text:p>
      <text:p text:style-name="P11"/>
      <text:p text:style-name="P54">Context-aware natural language generation for spoken dialogue systems (COLING<text:span text:style-name="T96">16</text:span>)</text:p>
      <text:p text:style-name="P54">- <text:span text:style-name="T43">Goal: want to generate task-oriented NL response by exploiting dialogue act, semantic slots need to address</text:span></text:p>
      <text:p text:style-name="P54">- <text:span text:style-name="T44">Technique: encoder-decoder model with additional inputs (act type and slot values) to the decoder.</text:span></text:p>
      <text:p text:style-name="P34"/>
      <text:p text:style-name="P104">Learning end-to-end goal-oriented dialog</text:p>
      <text:p text:style-name="P104">- test several end-to-end models which are proven to work well in chit chat to goal-oriented tasks</text:p>
      <text:p text:style-name="P34"/>
      <text:p text:style-name="P73">Building task-oriented dialogue systems for online shopping <text:span text:style-name="T97">(AAAI17)</text:span></text:p>
      <text:p text:style-name="P73">- <text:span text:style-name="T56">Issue: structured ontology for NLU is very difficult.</text:span></text:p>
      <text:p text:style-name="P64">- <text:span text:style-name="T57">Differs previous works in:</text:span></text:p>
      <text:list xml:id="list8207925044613005857" text:style-name="L1">
        <text:list-item>
          <text:p text:style-name="P3">training data in the cold-start stage:use existing data and lightweight crowdsourcing.</text:p>
        </text:list-item>
        <text:list-item>
          <text:p text:style-name="P4"><text:soft-page-break/>Domain scale: very large (11M products with 1,080 categories) compared to the previous works.</text:p>
        </text:list-item>
      </text:list>
      <text:p text:style-name="P5">- <text:span text:style-name="T58">Content of the system:</text:span></text:p>
      <text:list xml:id="list1127351917508577999" text:style-name="L3">
        <text:list-item>
          <text:p text:style-name="P6">query understanding: query intent detection (use LDA and crowdsourcing to generate the data, and then build a multi-label classifier), product category detection <text:span text:style-name="T59">(</text:span>CNN <text:span text:style-name="T59">with character-based word vector as the input), product attribute extraction (DP-based algorithm)</text:span></text:p>
        </text:list-item>
        <text:list-item>
          <text:p text:style-name="P7">state tracking: <text:span text:style-name="T60">some heuristic</text:span></text:p>
        </text:list-item>
        <text:list-item>
          <text:p text:style-name="P8">dialogue management: <text:span text:style-name="T61">there are predefined actions</text:span></text:p>
        </text:list-item>
      </text:list>
      <text:p text:style-name="P9">- <text:span text:style-name="T61">no explanation about the NLG step.</text:span></text:p>
      <text:p text:style-name="P9"/>
      <text:p text:style-name="P82">Affect-LM: A Neural Language Model for Customizable Affective Text Generation <text:span text:style-name="T101">(ACL17)</text:span></text:p>
      <text:p text:style-name="P82">- Put and control how much degree of affection in the generated utterance</text:p>
      <text:p text:style-name="P9"/>
      <text:p text:style-name="P89">Hybrid Code Networks: practical and efficient end-to-end dialog control with supervised and reinforcement learning<text:span text:style-name="T2"> (ACL17)</text:span></text:p>
      <text:p text:style-name="P90">- e2e learning requires huge data</text:p>
      <text:p text:style-name="P90">- reduce t<text:span text:style-name="T1">h</text:span>is requirement by letting developers specifying the possible action templates <text:span text:style-name="T1">(hence the learning is less complex)</text:span></text:p>
      <text:p text:style-name="P90">- <text:span text:style-name="T1">separate entity trackers from RNN → to reduce learning complexity</text:span></text:p>
      <text:p text:style-name="P90"/>
      <text:p text:style-name="P91">Towards End-to-End Reinforcement Learning of Dialogue Agents for Information Access<text:span text:style-name="T2"> (ACL17)</text:span></text:p>
      <text:p text:style-name="P91">- <text:span text:style-name="T11">a dialogue system to help users querying knowledge base.</text:span></text:p>
      <text:p text:style-name="P91">- <text:span text:style-name="T12">use “soft” posterior distribution instead of “hard” symbolic queries, so that the function is differentiable</text:span></text:p>
      <text:p text:style-name="P91"/>
      <text:p text:style-name="P101">Learning through dialogue interactions by asking questions (iclr17)</text:p>
      <text:p text:style-name="P101">- <text:span text:style-name="T112">Proposal: if a DS can ask question to user, it may improve its ability in performing conversation</text:span></text:p>
      <text:p text:style-name="P101">- <text:span text:style-name="T112">use RL to determine whether the agent should ask question or not (asking a question will reduce the reward)</text:span></text:p>
      <text:p text:style-name="P91"/>
      <text:p text:style-name="P98">Learning to Decode for Future Success (arxiv17)</text:p>
      <text:p text:style-name="P99">- use <text:span text:style-name="T111">Q value in </text:span>RL to ensure the output of a decoder satisfy several properties: sequence length, BLEU, diversity.</text:p>
      <text:p text:style-name="P94"/>
      <text:p text:style-name="P100">Adversarial Learning for NLG (arxiv 17)</text:p>
      <text:p text:style-name="P100">- use generator and classifier together for NLG</text:p>
      <text:p text:style-name="P100"/>
      <text:p text:style-name="P105">End-to-end task-completion neural dialog systems (arxiv17)</text:p>
      <text:p text:style-name="P105">- train each component of DS <text:span text:style-name="T115">in supervised manner</text:span>, then use RL through all the components</text:p>
      <text:p text:style-name="P94"/>
      <text:p text:style-name="P97"><text:span text:style-name="T105">Dialogue with </text:span><text:span text:style-name="T106">Multi-view approach</text:span></text:p>
      <text:p text:style-name="P51">Multi-view response selection for human compute conversation (EMNLP <text:span text:style-name="T89">16</text:span>)</text:p>
      <text:p text:style-name="P51">- <text:span text:style-name="T35">to take into account not only the previous utterance, but also the whole conversation context</text:span></text:p>
      <text:p text:style-name="P51">- <text:span text:style-name="T35">proposal: to integrate word sequence view and utterance sequence view</text:span></text:p>
      <text:p text:style-name="P50">- <text:span text:style-name="T36">weakness: convert whole context into 1 vector → may lose important information</text:span></text:p>
      <text:p text:style-name="P66"/>
      <text:p text:style-name="P66">Coherent dialogue wit<text:span text:style-name="T92">h</text:span> attention-based language models <text:span text:style-name="T94">(AAAI17)</text:span></text:p>
      <text:p text:style-name="P66">- <text:span text:style-name="T46">previous attention include only a fixed scope of history.</text:span></text:p>
      <text:p text:style-name="P66">- <text:span text:style-name="T46">Proposal: to design a dynamic attention language model (the scope of history increases as the conversation progress.)</text:span></text:p>
      <text:p text:style-name="P96"/>
      <text:p text:style-name="P96"><text:soft-page-break/>Sequential Matching Network: A New Architecture for Multi-turn Response Selection in Retrieval-Based Chatbots <text:span text:style-name="T104">(ACL17)</text:span></text:p>
      <text:p text:style-name="P96">- <text:span text:style-name="T17">Study the response for multi-turn conversation in <text:s/>retrieval based chatbots</text:span></text:p>
      <text:p text:style-name="P96">- <text:span text:style-name="T18">Existing work in retrieval based technique used only the previous utterance to generate response </text:span></text:p>
      <text:p text:style-name="P96">- <text:span text:style-name="T17">Previous work: concatenate context utterances or matches response with abstract context vector.</text:span></text:p>
      <text:p text:style-name="P95">- Challenges: to identify important information and to model the relations<text:span text:style-name="T19">h</text:span>ips between utterances in the context</text:p>
      <text:p text:style-name="P95">- <text:span text:style-name="T20">Proposal: produce a matching vector for each pair of response and context utterance, accumulate the matching vectors in a temporal order, and finally compute the final matching degree using the accumulation.</text:span></text:p>
      <text:p text:style-name="P95"/>
      <text:p text:style-name="P33">Dialogue with more variation in output</text:p>
      <text:p text:style-name="P43">A Diversity-promoting objective function for neural conversation models <text:span text:style-name="T22">(NAACL 16)</text:span></text:p>
      <text:p text:style-name="P43">- to generate more diverse, interesting, and appropriate responses</text:p>
      <text:p text:style-name="P43">- to prevent the generation of trivial or non-commit<text:span text:style-name="T21">t</text:span>al responses (e.g. I don’t know, I am OK)</text:p>
      <text:p text:style-name="P21">- se2seq with Max Mutual Information as objective function</text:p>
      <text:p text:style-name="P33"/>
      <text:p text:style-name="P78">Online sequence-to-seqeunce active learning for open-domain dialogue generation <text:span text:style-name="T27">(arxiv17)</text:span></text:p>
      <text:p text:style-name="P77">- Motivation: to reduce dull responses returned by seq2seq system. DRL require hand crafted reward function</text:p>
      <text:p text:style-name="P77">- Proposal: end2end system using 2 offline supervised learning (to learn basic conversation ability) and active learning (to prevent system from returning dull responses)</text:p>
      <text:p text:style-name="P77">- <text:span text:style-name="T26">The purpose of initial supervised learnings is to enable system returning initial candidates.</text:span></text:p>
      <text:p text:style-name="P77">- <text:span text:style-name="T26">Active learning is more like reranking step, but it is done online.</text:span></text:p>
      <text:p text:style-name="P88"/>
      <text:p text:style-name="P68">Multiresolution recurrent neural networks: an application to dialogue response generation<text:span text:style-name="T95"> (AAAI17)</text:span></text:p>
      <text:p text:style-name="P65">- <text:span text:style-name="T47">Problem: to take dialogue context into account and generate diverse on-topic responses.</text:span></text:p>
      <text:p text:style-name="P65">- <text:span text:style-name="T47">Proposal: probabilistic models to represent and reason at several levels of abstraction. They generate two parallel stochastic sequences (i.e. sequence of high-level coarse tokens and sequence of low-level NL words)</text:span></text:p>
      <text:p text:style-name="P65">- <text:span text:style-name="T48">RNN: generate words on shallow manner.</text:span></text:p>
      <text:p text:style-name="P69">- VHRED: generate a continuous latent variable for each utterance</text:p>
      <text:p text:style-name="P69">- MrRNN: generate a sequence of latent variables for each utterance (a factorial representation)</text:p>
      <text:p text:style-name="P69"/>
      <text:p text:style-name="P70">A Hierarachical Latent Variable Encoder-decoder model for generating dialogues <text:span text:style-name="T51">(VHRED) (AAAI17)</text:span></text:p>
      <text:p text:style-name="P65">- <text:span text:style-name="T49">Simple seq2seq models, which do not incorporate a hierarchical generation structure, cannot represent higher level variability.</text:span></text:p>
      <text:p text:style-name="P71">- Proposal: hierarchical latent variable RNN architecture to explicitly model generative processes with multiple levels of variability.</text:p>
      <text:p text:style-name="P71">- <text:span text:style-name="T50">Process: First generate a sample of continuous latent variable (high-level semantic of the response), then generate the response word by word conditioned on the latent variable.</text:span></text:p>
      <text:p text:style-name="P65"/>
      <text:p text:style-name="P72">Mechanism-aware <text:span text:style-name="T52">n</text:span>eural machine for dialogue response generation<text:span text:style-name="T95"> (AAAI17)</text:span></text:p>
      <text:p text:style-name="P72">- <text:span text:style-name="T53">seq2seq is suitable for MT, because the relation is 1-1 , but for dialogue, the relation is 1-n. The use of seq2seq with maximum likelihood can’t give diverse responses.</text:span></text:p>
      <text:p text:style-name="P67">- Proposal: encoder-<text:span text:style-name="T54">diverter</text:span>-decoder. <text:span text:style-name="T55">Diverter is used to generate the mechanism.</text:span></text:p>
      <text:p text:style-name="P88"/>
      <text:p text:style-name="P86">Learning Discourse-level Diversity for Neural Dialog Models using Conditional Variational Autoencoders<text:span text:style-name="T2"> (ACL17)</text:span></text:p>
      <text:p text:style-name="P86">- <text:span text:style-name="T9">Motivation: generic response by DS (to use only dialogue history is not enough)</text:span></text:p>
      <text:p text:style-name="P86"><text:soft-page-break/>- <text:span text:style-name="T9">Previous Solution: diversify the output of decoder, encourage response with long term payoff, decoding with beam search.</text:span></text:p>
      <text:p text:style-name="P86">- <text:span text:style-name="T9">Solution: Use conditional variational auto-encoders (with latent variables) to capture discourse level diversity</text:span></text:p>
      <text:p text:style-name="P88"/>
      <text:p text:style-name="P88">A Conditional Variational Framework for Dialog Generation<text:span text:style-name="T2"> (ACL17)</text:span></text:p>
      <text:p text:style-name="P88">- <text:span text:style-name="T13">Motivation: response generation using latent variables is highly randomized. They proposed a framework allowing conditional response generation based on specific attributes.</text:span></text:p>
      <text:p text:style-name="P88">- <text:span text:style-name="T14">Try to capture the personality of each speaker.</text:span></text:p>
      <text:p text:style-name="P88"/>
      <text:p text:style-name="P102">Data distillation for controlling specificity in dialogue generation (arxiv17)</text:p>
      <text:p text:style-name="P102">- <text:span text:style-name="T113">create several seq2seq models to generate responses in different specificity levels</text:span></text:p>
      <text:p text:style-name="P102">- <text:span text:style-name="T113">use RL to choose which specificity level should be used.</text:span></text:p>
      <text:p text:style-name="P9"/>
      <text:p text:style-name="P30">Intent</text:p>
      <text:p text:style-name="P39">Learning to interpret natural language commands through human-robot dialog <text:span text:style-name="T85">(IJCAI 15)</text:span></text:p>
      <text:p text:style-name="P40">- Previous NLU: use keyword search <text:span text:style-name="T67">or large corpora</text:span></text:p>
      <text:p text:style-name="P41">- to learn semantic meanings from conversations.</text:p>
      <text:p text:style-name="P41">- integrate semantic parser <text:span text:style-name="T66">(to obtain logical form representation of user’s utterance)</text:span> and dialog manager (to track user’s belief).</text:p>
      <text:p text:style-name="P38">- to learn user’s goal – utterance relationships from clarification.</text:p>
      <text:p text:style-name="P38"/>
      <text:p text:style-name="P42"><text:span text:style-name="T32">U</text:span>nsupervised learning and modeling of knowledge and intent for spoken dialogue system <text:span text:style-name="T86">(ACL 15)</text:span></text:p>
      <text:p text:style-name="P42">- <text:span text:style-name="T33">student workshop</text:span></text:p>
      <text:p text:style-name="P42">- <text:span text:style-name="T33">annotating intent is expensive</text:span></text:p>
      <text:p text:style-name="P42">- <text:span text:style-name="T33">proposal: to obtain semantic concepts and structures through unlabeled conversations (using matrix factorization).</text:span></text:p>
      <text:p text:style-name="P38"/>
      <text:p text:style-name="P30">Belief Tracker</text:p>
      <text:p text:style-name="P52">Exploring convolutional and recurrent neural networks in sequential <text:span text:style-name="T39">labeling</text:span> for dialogue topic tracking <text:span text:style-name="T37">(ACL16)</text:span></text:p>
      <text:p text:style-name="P11">- <text:span text:style-name="T38">background: multi-domain or multi-task dialogue system</text:span></text:p>
      <text:p text:style-name="P11">- <text:span text:style-name="T38">issues: previous work limit only in user-initiative conversations, no correlation between different topics is considered.</text:span></text:p>
      <text:p text:style-name="P11">- <text:span text:style-name="T40">proposal: use CNN to track/classify each utterance into its topic</text:span></text:p>
      <text:p text:style-name="P34"/>
      <text:p text:style-name="P84">Neural Belief Tracker: Data-Driven Dialogue State Tracking <text:span text:style-name="T100">(ACL17)</text:span></text:p>
      <text:p text:style-name="P84">- <text:span text:style-name="T5">Couple spoken language understanding and dialogue state tracking</text:span></text:p>
      <text:p text:style-name="P84">- <text:span text:style-name="T6">Up to now, DST used semantic dictionaries (i.e. delexicalized features)</text:span></text:p>
      <text:p text:style-name="P83">- <text:span text:style-name="T7">U</text:span>se word vector to <text:span text:style-name="T7">induce the semantic dictionary</text:span></text:p>
      <text:p text:style-name="P83"/>
      <text:p text:style-name="P31">Dataset and Evaluation</text:p>
      <text:p text:style-name="P45">How not to evaluate you dialogue system: an empirical study of unsupervised evaluation metrics for dialogue response generation (EMNLP <text:span text:style-name="T87">16</text:span>)</text:p>
      <text:p text:style-name="P45">- Human judgment correlates better (though still not high enough) with BLEU-2 than BLEU-3, BLEU-4, or embedding-based measures.</text:p>
      <text:p text:style-name="P45">- Richer/bigger corpus may make BLEU-3/4 performing better than BLEU-2</text:p>
      <text:p text:style-name="P45">- Average embedding performed worse than word overlap measures.</text:p>
      <text:p text:style-name="P10"/>
      <text:p text:style-name="P44">Evaluati<text:span text:style-name="T34">n</text:span>g prerequisite qualities for learning end-to-end dialog systems (ICLR <text:span text:style-name="T87">16</text:span>)</text:p>
      <text:p text:style-name="P44">- Publish a dataset and evaluate existing dialog systems</text:p>
      <text:p text:style-name="P44">- MOVIE dataset (QA and recommendation)</text:p>
      <text:p text:style-name="P34"><text:soft-page-break/></text:p>
      <text:p text:style-name="P47">Adversarial evaluation of dialogue models <text:span text:style-name="T25">(NIPS workshop 16)</text:span></text:p>
      <text:p text:style-name="P11">- <text:span text:style-name="T24">to reduce the labor cost of evaluating dialogues</text:span></text:p>
      <text:p text:style-name="P11">- <text:span text:style-name="T25">use encoder + binary classifier to tell if a response is generated by a dialog system or not</text:span></text:p>
      <text:p text:style-name="P11">- <text:span text:style-name="T25">result: 62.5% of data can be distinguished</text:span></text:p>
      <text:p text:style-name="P11"/>
      <text:p text:style-name="P56">An oral exam for measuring a dialog system’s capabilities (AAAI<text:span text:style-name="T107">17</text:span>)</text:p>
      <text:p text:style-name="P56">- <text:span text:style-name="T45">To evaluate the breadth (to make use of a wide variety of reasoning procedures and knowledge) and flexibility of dialogue systems (to bring some knowledge and reasoning to bear in a variety of ways, e.g., to handle paraphrase difference).</text:span></text:p>
      <text:p text:style-name="P55">Multi-grained role labeling based on multi-modality information for real customer service telephone conversational <text:span text:style-name="T68">(IJCAI)</text:span></text:p>
      <text:p text:style-name="P55">- Motivation: automate the analysis on telephone log <text:span text:style-name="T69">(from acoustic level)</text:span></text:p>
      <text:p text:style-name="P55">- Proposal: 4-phase framework for role labeling based on acoustic and textual features</text:p>
      <text:p text:style-name="P55"/>
      <text:p text:style-name="P93">TOWARDS AN AUTOMATIC <text:s/>TURING TEST : LEARNING TO EVALUATE DIALOGUE RESPONSES <text:span text:style-name="T104">(ACL17)</text:span></text:p>
      <text:p text:style-name="P93">- Motivation: evaluating dialog is difficult. Current evaluation technique does not correlate well with human judgment. <text:span text:style-name="T15">Quick evaluation will lead to rapid prototyping of DS.</text:span></text:p>
      <text:p text:style-name="P92">- Propose a hierarchical RNN (input: context + system’s response + correct response) to predict the evaluation score.</text:p>
      <text:p text:style-name="P92">- <text:span text:style-name="T16">Human judgment correlates better with the proposed method than with BLEU</text:span></text:p>
      <text:p text:style-name="P55"/>
      <text:p text:style-name="P32">Others</text:p>
      <text:p text:style-name="P1">Syntax-based deep matching of short texts <text:span text:style-name="T97">(IJCAI 15)</text:span>→ <text:span text:style-name="T63">paraphrase identification</text:span></text:p>
      <text:p text:style-name="P2">- <text:span text:style-name="T64">Given two sentences, get their dependency trees, build the direct product of graphs, do abstraction (clustering based on the sameness of the entity or word2vec similarity), and then mine the matching patterns.</text:span></text:p>
      <text:p text:style-name="P2">- <text:span text:style-name="T65">Once the matching patterns are extracted, use them as features for DNN.</text:span></text:p>
      <text:p text:style-name="P37">Modeling the persuadee in asymmetric argumentation dialogues for persuasion <text:span text:style-name="T83">(IJACAI 15)</text:span></text:p>
      <text:p text:style-name="P36">- propose a framework (probabilistic model) of computation models of argument.</text:p>
      <text:p text:style-name="P26">- NO experiment</text:p>
      <text:p text:style-name="P26"/>
      <text:p text:style-name="P74">Natural language dialogue for building and learning models and structures <text:span text:style-name="T108">(AAAI17)</text:span></text:p>
      <text:p text:style-name="P74">- 2 page paper</text:p>
      <text:p text:style-name="P74">- collaboration between human and AI system to complete a shared goal (e.g. to build a structure in Blocks World domain)</text:p>
      <text:p text:style-name="P74"/>
      <text:p text:style-name="P76">Discovering conversational dependencies between messages in dialogs<text:span text:style-name="T109"> (AAAI17)</text:span></text:p>
      <text:p text:style-name="P75">- <text:span text:style-name="T62">2 page paper</text:span></text:p>
      <text:p text:style-name="P75">- <text:span text:style-name="T62">Motivation: exposing conversational structure is a key step towards organizing the informaiton in dialogues.</text:span></text:p>
      <text:p text:style-name="P75">- <text:span text:style-name="T62">Goal: to expose the structure of conversations (in chat) that do not follow perfect turn taking.</text:span></text:p>
      <text:p text:style-name="P23"/>
      <text:p text:style-name="P81">Chat Detection in an Intelligent Assistant: Combining Task-oriented and Non-task-oriented Spoken Dialogue Systems <text:span text:style-name="T99">(ACL17)</text:span></text:p>
      <text:p text:style-name="P81">- Current personal assistants, such as Siri or Alexa, can both chat and perform tasks given by user.</text:p>
      <text:p text:style-name="P24">- Classify each user’s utterance to chat or command.</text:p>
      <text:p text:style-name="P24"/>
      <text:p text:style-name="P85">Learning Symmetric Collaborative Dialogue Agents with Dynamic Knowledge Graph Embeddings<text:span text:style-name="T102"> (ACL17)</text:span></text:p>
      <text:p text:style-name="P25">- <text:span text:style-name="T8">Represent the dialogue history into a knowledge graph</text:span></text:p>
      <text:p text:style-name="P25"><text:soft-page-break/></text:p>
      <text:p text:style-name="P87">Joint Modeling of Content and Discourse Relations in Dialogues<text:span text:style-name="T102"> (ACL17)</text:span></text:p>
      <text:p text:style-name="P87">- <text:span text:style-name="T10">Target: human-human dialogues, not for dialogue system</text:span></text:p>
      <text:p text:style-name="P87"><text:span text:style-name="T103">- joint model to identify the salient discussion points and to label the discourse relations between speaker tu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1:12:48.324505597</meta:creation-date>
    <dc:date>2017-06-12T14:22:02.112644206</dc:date>
    <meta:editing-duration>PT20H57M49S</meta:editing-duration>
    <meta:editing-cycles>233</meta:editing-cycles>
    <meta:generator>LibreOffice/5.1.6.2$Linux_X86_64 LibreOffice_project/10m0$Build-2</meta:generator>
    <meta:document-statistic meta:table-count="0" meta:image-count="0" meta:object-count="0" meta:page-count="7" meta:paragraph-count="195" meta:word-count="2439" meta:character-count="16614" meta:non-whitespace-character-count="14368"/>
  </office:meta>
</office:document-meta>
</file>